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1.110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54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Heading_20_1" style:data-style-name="N0">
      <style:table-cell-properties fo:border-bottom="2.49pt solid #5b9bd5" fo:border-left="none" fo:border-right="none" fo:border-top="none"/>
      <style:text-properties fo:color="#44546a" style:font-name="Liberation Sans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ext-properties style:font-name="Liberation Sans"/>
    </style:style>
    <style:style style:name="ce5" style:family="table-cell" style:parent-style-name="Heading_20_1" style:data-style-name="N104">
      <style:table-cell-properties fo:border-bottom="2.49pt solid #5b9bd5" fo:border-left="none" fo:border-right="none" fo:border-top="none"/>
      <style:text-properties fo:color="#44546a" style:font-name="Liberation Sans" fo:font-size="15pt" fo:font-weight="bold" style:font-size-asian="15pt" style:font-weight-asian="bold" style:font-size-complex="15pt" style:font-weight-complex="bold"/>
    </style:style>
    <style:style style:name="ce8" style:family="table-cell" style:parent-style-name="Currency" style:data-style-name="N104">
      <style:text-properties style:font-name="Liberation Sans"/>
    </style:style>
    <style:style style:name="ce9" style:family="table-cell" style:parent-style-name="Percent" style:data-style-name="N11">
      <style:text-properties style:font-name="Liberation Sans"/>
    </style:style>
    <style:style style:name="ce11" style:family="table-cell" style:parent-style-name="Default" style:data-style-name="N104">
      <style:text-properties style:font-name="Liberation Sans"/>
    </style:style>
    <style:style style:name="ce15" style:family="table-cell" style:parent-style-name="Percent" style:data-style-name="N0"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4"/>
        <table:table-column table:style-name="co5" table:default-cell-style-name="ce11"/>
        <table:table-column table:style-name="co4" table:number-columns-repeated="16379" table:default-cell-style-name="ce4"/>
        <table:table-row table:style-name="ro1">
          <table:table-cell table:style-name="ce3" office:value-type="string" calcext:value-type="string">
            <text:p>Aaron's</text:p>
          </table:table-cell>
          <table:table-cell table:style-name="ce5" office:value-type="string" calcext:value-type="string">
            <text:p>Student</text:p>
          </table:table-cell>
          <table:table-cell table:style-name="ce5" office:value-type="string" calcext:value-type="string">
            <text:p>Calcula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-Month Total Cost</text:p>
          </table:table-cell>
          <table:table-cell office:value-type="currency" office:currency="USD" office:value="2339.82" calcext:value-type="currency">
            <text:p>$2,339.8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h Price</text:p>
          </table:table-cell>
          <table:table-cell office:value-type="currency" office:currency="USD" office:value="1464.99" calcext:value-type="currency">
            <text:p>$1,464.9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thly Payment</text:p>
          </table:table-cell>
          <table:table-cell office:value-type="currency" office:currency="USD" office:value="97.49" calcext:value-type="currency">
            <text:p>$97.49</text:p>
          </table:table-cell>
          <table:table-cell table:formula="of:=[.B2]/24" office:value-type="currency" office:currency="USD" office:value="97.4925" calcext:value-type="currency">
            <text:p>$97.49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Walma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mart Price</text:p>
          </table:table-cell>
          <table:table-cell office:value-type="currency" office:currency="USD" office:value="946.99" calcext:value-type="currency">
            <text:p>$946.99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Credit Car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</text:p>
          </table:table-cell>
          <table:table-cell table:style-name="ce9" office:value-type="percentage" office:value="0.1824" calcext:value-type="percentage">
            <text:p>18.24%</text:p>
          </table:table-cell>
          <table:table-cell table:number-columns-repeated="4"/>
          <table:table-cell table:style-name="ce15"/>
          <table:table-cell table:number-columns-repeated="16377"/>
        </table:table-row>
        <table:table-row table:style-name="ro1">
          <table:table-cell table:style-name="ce3" office:value-type="string" calcext:value-type="string">
            <text:p>Analyzing R2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on's %</text:p>
          </table:table-cell>
          <table:table-cell/>
          <table:table-cell table:style-name="ce9" table:formula="of:=([.B2]-[.B3])/[.B3]" office:value-type="percentage" office:value="0.597157659779248" calcext:value-type="percentage">
            <text:p>59.72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aron's % annual</text:p>
          </table:table-cell>
          <table:table-cell/>
          <table:table-cell table:style-name="ce9" table:formula="of:=[.C10]/2" office:value-type="percentage" office:value="0.298578829889624" calcext:value-type="percentage">
            <text:p>29.86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mart %</text:p>
          </table:table-cell>
          <table:table-cell/>
          <table:table-cell table:style-name="ce9" table:formula="of:=([.B2]-[.B6])/[.B6]" office:value-type="percentage" office:value="1.47079694611348" calcext:value-type="percentage">
            <text:p>147.08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mart % annual</text:p>
          </table:table-cell>
          <table:table-cell/>
          <table:table-cell table:style-name="ce9" table:formula="of:=[.C12]/2" office:value-type="percentage" office:value="0.735398473056738" calcext:value-type="percentage">
            <text:p>73.54%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Credit Car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E15]/[.F15]" office:value-type="currency" office:currency="USD" office:value="47.3875138054404" calcext:value-type="currency">
            <text:p>$47.39</text:p>
          </table:table-cell>
          <table:table-cell/>
          <table:table-cell table:formula="of:=[.B6]*(1+[.B8]/12)^24" office:value-type="currency" office:currency="USD" office:value="1360.14124710305" calcext:value-type="currency">
            <text:p>$1,360.14</text:p>
          </table:table-cell>
          <table:table-cell table:formula="of:=((1+[.B8]/12)^24-1)/([.B8]/12)" office:value-type="float" office:value="28.70252389031" calcext:value-type="float">
            <text:p>28.7025238903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tal Payments</text:p>
          </table:table-cell>
          <table:table-cell/>
          <table:table-cell table:formula="of:=[.C15]*24" office:value-type="currency" office:currency="USD" office:value="1137.30033133057" calcext:value-type="currency">
            <text:p>$1,137.3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Walmart</text:p>
          </table:table-cell>
          <table:table-cell/>
          <table:table-cell table:formula="of:=[.C16]-[.B6]" office:value-type="currency" office:currency="USD" office:value="190.31033133057" calcext:value-type="currency">
            <text:p>$190.3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Aaron's</text:p>
          </table:table-cell>
          <table:table-cell/>
          <table:table-cell table:formula="of:=[.B2]-[.C16]" office:value-type="currency" office:currency="USD" office:value="1202.51966866943" calcext:value-type="currency">
            <text:p>$1,202.52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Sinking Fu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B6]*(0.02/12)/((1+0.02/12)^24-1)" office:value-type="currency" office:currency="USD" office:value="38.7068873406496" calcext:value-type="currency">
            <text:p>$38.7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tal Payments</text:p>
          </table:table-cell>
          <table:table-cell/>
          <table:table-cell table:formula="of:=[.$C20]*24" office:value-type="currency" office:currency="USD" office:value="928.96529617559" calcext:value-type="currency">
            <text:p>$928.9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Walmart</text:p>
          </table:table-cell>
          <table:table-cell/>
          <table:table-cell table:formula="of:=[.B6]-[.C21]" office:value-type="currency" office:currency="USD" office:value="18.0247038244103" calcext:value-type="currency">
            <text:p>$18.0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Aaron's</text:p>
          </table:table-cell>
          <table:table-cell/>
          <table:table-cell table:formula="of:=[.B2]-[.C21]" office:value-type="currency" office:currency="USD" office:value="1410.85470382441" calcext:value-type="currency">
            <text:p>$1,410.85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Lump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mp Sum Value</text:p>
          </table:table-cell>
          <table:table-cell/>
          <table:table-cell table:formula="of:=[.B6]/(1+0.02/12)^24" office:value-type="currency" office:currency="USD" office:value="909.888286430541" calcext:value-type="currency">
            <text:p>$909.8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Sinking Fund</text:p>
          </table:table-cell>
          <table:table-cell/>
          <table:table-cell table:formula="of:=[.C21]-[.C25]" office:value-type="currency" office:currency="USD" office:value="19.0770097450487" calcext:value-type="currency">
            <text:p>$19.08</text:p>
          </table:table-cell>
          <table:table-cell table:number-columns-repeated="16381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2P0" style:volatile="true"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9"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"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"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currency-style style:name="N13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0129" number:language="en" number:country="US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1" number:language="en" number:country="US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rrency" style:family="table-cell" style:parent-style-name="Default" style:data-style-name="N132"/>
    <style:style style:name="Percent" style:family="table-cell" style:parent-style-name="Default" style:data-style-name="N1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1:23:24.3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 LibreOffice_project/0f794b6e29741098670a3b95d60478a65d05ef13</meta:generator>
    <dc:title/>
    <dc:description/>
    <dc:subject/>
    <meta:initial-creator>Sears, Christopher M (Maysville)</meta:initial-creator>
    <meta:creation-date>2015-06-05T18:17:20Z</meta:creation-date>
    <dc:date>2024-10-30T15:35:46.939000000</dc:date>
    <meta:editing-duration>PT4H17M51S</meta:editing-duration>
    <meta:editing-cycles>7</meta:editing-cycles>
    <meta:document-statistic meta:table-count="1" meta:cell-count="50" meta:object-count="0"/>
  </office:meta>
</office:document-meta>
</file>